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style:text-properties officeooo:paragraph-rsid="000e31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ional Merkle Trees: Proof That Nothing Happened</text:p>
      <text:p text:style-name="P1">Imagine a regulator asking whether a banned supplier crept into your product line. Today’s answer is basically: <text:span text:style-name="Emphasis">“trust me, we checked — pinky promise, would we lie to you?”</text:span> Auditors get a mutable SQL query result, compliance departments get a screenshot, and everyone pretends that counts as evidence.</text:p>
      <text:p text:style-name="P1">A new proposal called the <text:span text:style-name="Strong_20_Emphasis">Relational Merkle Tree (RMT)</text:span> tries to put an end to this farce by turning <text:span text:style-name="Emphasis">absence</text:span> into something cryptographically provable. Instead of hand-waving that no path exists between A and B in a supply chain or access control graph, the system produces a portable proof that can’t be faked without breaking the hash function.</text:p>
      <text:p text:style-name="P1">From “Yes” Trees to “No” Trees. <text:s/>Traditional Merkle trees are great at saying <text:span text:style-name="Emphasis">yes</text:span>: this transaction is in the block, this key belongs to the set. Sparse variants stretch that to “this key is definitely not here,” but only for flat sets. Once you need to prove no dependency path exists between nodes in a graph — e.g., no unapproved vendor, no privilege escalation route, no double-spend trail — existing tools collapse into “well, the query came back empty.”</text:p>
      <text:p text:style-name="P1">RMTs flip the model. For every node, the system computes its entire closure of reachable nodes at a given epoch and commits that set into a sparse Merkle structure. If the target is absent, that absence is itself a verifiable artifact. In other words: you can finally prove that nothing happened.</text:p>
      <text:p text:style-name="P1">Blockchain, Meet Your Nemesis. <text:s/>Yes, blockchains already spew endless “proofs.” But they’re proofs that something <text:span text:style-name="Emphasis">did</text:span> happen — a transaction was logged, a state was updated. RMTs are the inversion: compact receipts showing that <text:span text:style-name="Emphasis">no valid path exists</text:span>. Compared to the industry’s favourite buzzword, this looks refreshingly useful. The real “proof-of-work,” of course, will be convincing compliance departments to understand Merkle trees in the first place.</text:p>
      <text:p text:style-name="P1">Why Bother? <text:s/>Because screenshots aren’t evidence. Because “no row found” isn’t a cryptographic guarantee. Because the status quo of compliance audits is little more than a stack of mutable logs stamped “good enough.”</text:p>
      <text:p text:style-name="P1">RMTs promise:<text:line-break/>♦ <text:span text:style-name="Strong_20_Emphasis">Supply chains</text:span> — Prove a product <text:span text:style-name="Emphasis">doesn’t</text:span> depend on a blacklisted vendor.<text:line-break/>♦ <text:span text:style-name="Strong_20_Emphasis">Access control</text:span> — Prove no user has a hidden path to the crown jewels.<text:line-break/>♦ <text:span text:style-name="Strong_20_Emphasis">SBOMs</text:span> — Prove no vulnerable library slipped in.<text:line-break/>♦ <text:span text:style-name="Strong_20_Emphasis">Ledgers</text:span> — Prove no double-spend path exists.</text:p>
      <text:p text:style-name="P2"><text:soft-page-break/>Receipts are compact (≈9 KB), verifiable in microseconds, and chained across epochs to prevent regulators from being handed two different realities depending on who’s asking. <text:s/>Of course, implementing this requires more than a GitHub clone and a prayer, but that's never stopped anyone before. </text:p>
      <text:p text:style-name="P1">Will this upend the cozy status quo where auditors nod at screenshots and regulators sigh with relief? Maybe. Or maybe RMTs will join the pile of technically elegant solutions that compliance departments can’t be bothered to learn. As with all things crypto-adjacent, the math is the easy part. The hard part is dragging the industry out of its “trust me” swamp and into an era where “no” actually means something.</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1T00:51:07.127881600</meta:creation-date>
    <dc:date>2025-09-21T01:02:21.727638000</dc:date>
    <meta:editing-duration>PT1M2S</meta:editing-duration>
    <meta:editing-cycles>1</meta:editing-cycles>
    <meta:document-statistic meta:table-count="0" meta:image-count="0" meta:object-count="0" meta:page-count="2" meta:paragraph-count="10" meta:word-count="495" meta:character-count="3086" meta:non-whitespace-character-count="2588"/>
    <meta:generator>LibreOffice/25.8.1.1$Windows_X86_64 LibreOffice_project/54047653041915e595ad4e45cccea684809c77b5</meta:generator>
  </office:meta>
</office:document-meta>
</file>